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53cm" svg:stroke-color="#000000" draw:marker-start-width="0.279cm" draw:marker-end-width="0.279cm" draw:fill="solid" draw:fill-color="#dfdfdf" draw:textarea-horizontal-align="justify" draw:textarea-vertical-align="middle" draw:auto-grow-height="false" fo:min-height="0.956cm" fo:min-width="0.706cm" fo:padding-top="0.151cm" fo:padding-bottom="0.151cm" fo:padding-left="0.276cm" fo:padding-right="0.276cm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0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93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37cm"/>
      <style:paragraph-properties style:writing-mode="lr-tb"/>
    </style:style>
    <style:style style:name="gr7" style:family="graphic" style:parent-style-name="standard">
      <style:graphic-properties draw:stroke="solid" svg:stroke-color="#ffffff" draw:fill="none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2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06cm" fo:min-width="13.15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328cm"/>
      <style:paragraph-properties style:writing-mode="lr-tb"/>
    </style:style>
    <style:style style:name="gr12" style:family="graphic" style:parent-style-name="standard">
      <style:graphic-properties draw:stroke="solid" svg:stroke-width="0.053cm" svg:stroke-color="#000000" draw:marker-start-width="0.279cm" draw:marker-end-width="0.279cm" draw:fill="solid" draw:fill-color="#dfdfdf" draw:textarea-horizontal-align="justify" draw:textarea-vertical-align="middle" draw:auto-grow-height="false" fo:min-height="1.008cm" fo:min-width="0.758cm" fo:padding-top="0.151cm" fo:padding-bottom="0.151cm" fo:padding-left="0.276cm" fo:padding-right="0.276cm"/>
      <style:paragraph-properties style:writing-mode="lr-tb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dfdfd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text-position="-33% 58%" fo:font-size="24pt" style:font-size-asian="24pt" style:font-size-complex="24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fo:font-style="italic" style:font-size-asian="9pt" style:font-style-asian="italic" style:font-size-complex="9pt" style:font-style-complex="italic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italic" fo:text-shadow="none" style:text-underline-style="none" fo:font-weight="normal" style:letter-kerning="true" style:font-name-asian="Noto Sans CJK SC" style:font-size-asian="9pt" style:font-style-asian="italic" style:font-weight-asian="normal" style:font-name-complex="Lohit Devanagari" style:font-size-complex="9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2" draw:id="id2" draw:layer="layout" svg:width="1.778cm" svg:height="1.778cm" svg:x="3.302cm" svg:y="6.35cm">
          <text:p text:style-name="P1"><text:span text:style-name="T1">s</text:span><text:span text:style-name="T2">A2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3.29cm" svg:y1="1.778cm" svg:x2="4.052cm" svg:y2="2.794cm">
          <text:p/>
        </draw:line>
        <draw:connector draw:style-name="gr2" draw:text-style-name="P3" draw:layer="layout" draw:type="curve" svg:x1="3.562cm" svg:y1="4.312cm" svg:x2="3.562cm" svg:y2="6.61cm" draw:start-shape="id1" draw:start-glue-point="7" draw:end-shape="id2" draw:end-glue-point="5" svg:d="M3562 4312v2298" svg:viewBox="0 0 1 2299">
          <text:p/>
        </draw:connector>
        <draw:connector draw:style-name="gr2" draw:text-style-name="P3" draw:layer="layout" draw:type="curve" svg:x1="4.82cm" svg:y1="6.61cm" svg:x2="4.82cm" svg:y2="4.312cm" draw:start-shape="id2" draw:start-glue-point="11" draw:end-shape="id1" draw:end-glue-point="9" svg:d="M4820 6610v-2298" svg:viewBox="0 0 1 2299">
          <text:p/>
        </draw:connector>
        <draw:frame draw:style-name="gr3" draw:text-style-name="P4" draw:layer="layout" svg:width="0.68cm" svg:height="0.962cm" svg:x="2.882cm" svg:y="4.88cm">
          <draw:text-box>
            <text:p><text:span text:style-name="T3">t</text:span></text:p>
          </draw:text-box>
        </draw:frame>
        <draw:frame draw:style-name="gr3" draw:text-style-name="P4" draw:layer="layout" svg:width="0.68cm" svg:height="0.962cm" svg:x="4.782cm" svg:y="4.88cm">
          <draw:text-box>
            <text:p><text:span text:style-name="T3">t</text:span></text:p>
          </draw:text-box>
        </draw:frame>
        <draw:frame draw:style-name="gr4" draw:text-style-name="P4" draw:layer="layout" svg:width="2.53cm" svg:height="0.963cm" svg:x="0.89cm" svg:y="3.202cm">
          <draw:text-box>
            <text:p><text:span text:style-name="T4">Worker in A1, </text:span></text:p>
            <text:p><text:span text:style-name="T4">no parts taken</text:span></text:p>
          </draw:text-box>
        </draw:frame>
        <draw:frame draw:style-name="gr4" draw:text-style-name="P4" draw:layer="layout" svg:width="2.53cm" svg:height="0.963cm" svg:x="2.794cm" svg:y="8.382cm">
          <draw:text-box>
            <text:p><text:span text:style-name="T4">Worker in A2, </text:span></text:p>
            <text:p><text:span text:style-name="T4">no parts taken</text:span></text:p>
          </draw:text-box>
        </draw:frame>
        <draw:frame draw:style-name="gr5" draw:text-style-name="P4" draw:layer="layout" svg:width="4.616cm" svg:height="3.455cm" svg:x="8.592cm" svg:y="8.179cm">
          <draw:text-box>
            <text:p><text:span text:style-name="T4">Worker in A2, </text:span></text:p>
            <text:p><text:span text:style-name="T4">parts taken</text:span></text:p>
            <text:p><text:span text:style-name="T5">(note: We assume that the worker must only reach into the storage once to reteive enough parts for all processing steps and that taken parts are not put back <text:s/>into the storage.)</text:span></text:p>
          </draw:text-box>
        </draw:frame>
        <draw:custom-shape draw:style-name="gr1" draw:text-style-name="P2" xml:id="id3" draw:id="id3" draw:layer="layout" svg:width="1.778cm" svg:height="1.778cm" svg:x="8.89cm" svg:y="6.35cm">
          <text:p text:style-name="P1"><text:span text:style-name="T1">s</text:span><text:span text:style-name="T2">A2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5.08cm" svg:y1="7.239cm" svg:x2="8.89cm" svg:y2="7.239cm" draw:start-shape="id2" draw:end-shape="id3" svg:d="M5080 7239h3810" svg:viewBox="0 0 3811 1">
          <text:p/>
        </draw:connector>
        <draw:frame draw:style-name="gr6" draw:text-style-name="P4" draw:layer="layout" svg:width="1.137cm" svg:height="0.962cm" svg:x="6.096cm" svg:y="7.166cm">
          <draw:text-box>
            <text:p><text:span text:style-name="T3">rP</text:span></text:p>
          </draw:text-box>
        </draw:frame>
        <draw:frame draw:style-name="gr4" draw:text-style-name="P4" draw:layer="layout" svg:width="2.53cm" svg:height="0.963cm" svg:x="7.112cm" svg:y="1.27cm">
          <draw:text-box>
            <text:p><text:span text:style-name="T4">Worker in A1, </text:span></text:p>
            <text:p><text:span text:style-name="T4">parts taken</text:span></text:p>
          </draw:text-box>
        </draw:frame>
        <draw:connector draw:style-name="gr2" draw:text-style-name="P3" draw:layer="layout" draw:type="curve" svg:x1="10.408cm" svg:y1="6.61cm" svg:x2="10.408cm" svg:y2="4.312cm" draw:start-shape="id3" draw:start-glue-point="11" draw:end-shape="id4" draw:end-glue-point="9" svg:d="M10408 6610v-2298" svg:viewBox="0 0 1 2299">
          <text:p/>
        </draw:connector>
        <draw:connector draw:style-name="gr2" draw:text-style-name="P3" draw:layer="layout" draw:type="curve" svg:x1="9.15cm" svg:y1="4.312cm" svg:x2="9.15cm" svg:y2="6.61cm" draw:start-shape="id4" draw:start-glue-point="7" draw:end-shape="id3" draw:end-glue-point="5" svg:d="M9150 4312v2298" svg:viewBox="0 0 1 2299">
          <text:p/>
        </draw:connector>
        <draw:custom-shape draw:style-name="gr1" draw:text-style-name="P2" xml:id="id9" draw:id="id9" draw:layer="layout" svg:width="1.778cm" svg:height="1.778cm" svg:x="14.001cm" svg:y="6.295cm">
          <text:p text:style-name="P1"><text:span text:style-name="T1">s</text:span><text:span text:style-name="T2">A2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10.668cm" svg:y1="3.683cm" svg:x2="14cm" svg:y2="3.683cm" draw:start-shape="id4" draw:end-shape="id5" draw:end-glue-point="6" svg:d="M10668 3683h3332" svg:viewBox="0 0 3333 1">
          <text:p/>
        </draw:connector>
        <draw:g>
          <draw:custom-shape draw:style-name="gr7" draw:text-style-name="P3" xml:id="id6" draw:id="id6" draw:layer="layout" svg:width="0.254cm" svg:height="0.254cm" svg:x="8.966cm" svg:y="3.1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curve" svg:x1="9.003cm" svg:y1="3.328cm" svg:x2="9.093cm" svg:y2="3.111cm" draw:start-shape="id6" draw:start-glue-point="7" draw:end-shape="id6" draw:end-glue-point="4" svg:d="M9003 3328c-807 0-673-359-449-601s539-367 539 384" svg:viewBox="0 0 712 789">
            <text:p/>
          </draw:connector>
        </draw:g>
        <draw:g>
          <draw:custom-shape draw:style-name="gr7" draw:text-style-name="P3" xml:id="id7" draw:id="id7" draw:layer="layout" svg:width="0.254cm" svg:height="0.254cm" draw:transform="rotate (-1.65509572966622) translate (10.18cm 2.79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curve" svg:x1="9.961cm" svg:y1="2.814cm" svg:x2="10.17cm" svg:y2="2.922cm" draw:start-shape="id7" draw:start-glue-point="7" draw:end-shape="id7" draw:end-glue-point="4" svg:d="M9961 2814c0-796 355-664 595-438s365 546-386 546" svg:viewBox="0 0 781 720">
            <text:p/>
          </draw:connector>
        </draw:g>
        <draw:g>
          <draw:custom-shape draw:style-name="gr7" draw:text-style-name="P3" xml:id="id8" draw:id="id8" draw:layer="layout" svg:width="0.254cm" svg:height="0.254cm" draw:transform="rotate (1.16308741352902) translate (8.816cm 4.04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curve" svg:x1="9.03cm" svg:y1="4.095cm" svg:x2="8.866cm" svg:y2="3.927cm" draw:start-shape="id8" draw:start-glue-point="7" draw:end-shape="id8" draw:end-glue-point="4" svg:d="M9030 4095c0 765-338 638-570 405s-360-573 406-573" svg:viewBox="0 0 750 753">
            <text:p/>
          </draw:connector>
        </draw:g>
        <draw:frame draw:style-name="gr6" draw:text-style-name="P4" draw:layer="layout" svg:width="1.137cm" svg:height="0.962cm" svg:x="7.366cm" svg:y="4.318cm">
          <draw:text-box>
            <text:p><text:span text:style-name="T3">rH</text:span></text:p>
          </draw:text-box>
        </draw:frame>
        <draw:frame draw:style-name="gr6" draw:text-style-name="P4" draw:layer="layout" svg:width="1.137cm" svg:height="0.962cm" svg:x="7.366cm" svg:y="2.54cm">
          <draw:text-box>
            <text:p><text:span text:style-name="T3">rC</text:span></text:p>
          </draw:text-box>
        </draw:frame>
        <draw:frame draw:style-name="gr8" draw:text-style-name="P4" draw:layer="layout" svg:width="1.15cm" svg:height="0.962cm" svg:x="9.652cm" svg:y="1.324cm">
          <draw:text-box>
            <text:p><text:span text:style-name="T3">pB</text:span></text:p>
          </draw:text-box>
        </draw:frame>
        <draw:frame draw:style-name="gr9" draw:text-style-name="P4" draw:layer="layout" svg:width="1.323cm" svg:height="0.962cm" svg:x="11.176cm" svg:y="2.794cm">
          <draw:text-box>
            <text:p><text:span text:style-name="T3">mC</text:span></text:p>
          </draw:text-box>
        </draw:frame>
        <draw:connector draw:style-name="gr2" draw:text-style-name="P3" draw:layer="layout" draw:type="curve" svg:x1="14.26cm" svg:y1="4.312cm" svg:x2="14.261cm" svg:y2="6.555cm" draw:start-shape="id5" draw:start-glue-point="7" draw:end-shape="id9" draw:end-glue-point="5" svg:d="M14260 4312c0 1683 1 562 1 2243" svg:viewBox="0 0 2 2244">
          <text:p/>
        </draw:connector>
        <draw:connector draw:style-name="gr2" draw:text-style-name="P3" draw:layer="layout" draw:type="curve" svg:x1="15.519cm" svg:y1="6.555cm" svg:x2="15.518cm" svg:y2="4.312cm" draw:start-shape="id9" draw:start-glue-point="11" draw:end-shape="id5" draw:end-glue-point="9" svg:d="M15519 6555c0-1681-1-560-1-2243" svg:viewBox="0 0 2 2244">
          <text:p/>
        </draw:connector>
        <draw:frame draw:style-name="gr3" draw:text-style-name="P4" draw:layer="layout" svg:width="0.68cm" svg:height="0.962cm" svg:x="13.746cm" svg:y="5.08cm">
          <draw:text-box>
            <text:p><text:span text:style-name="T3">t</text:span></text:p>
          </draw:text-box>
        </draw:frame>
        <draw:frame draw:style-name="gr3" draw:text-style-name="P4" draw:layer="layout" svg:width="0.68cm" svg:height="0.962cm" svg:x="15.346cm" svg:y="5.08cm">
          <draw:text-box>
            <text:p><text:span text:style-name="T3">t</text:span></text:p>
          </draw:text-box>
        </draw:frame>
        <draw:frame draw:style-name="gr10" draw:text-style-name="P4" draw:layer="layout" svg:width="13.655cm" svg:height="3.556cm" svg:x="16.825cm" svg:y="1.524cm">
          <draw:text-box>
            <text:p><text:span text:style-name="T4">Worker in A1, assembly ended</text:span></text:p>
            <text:p><text:span text:style-name="T5">Note: After the assembly has ended, the </text:span></text:p>
            <text:p><text:span text:style-name="T5">worker cannot reach into housing or cover anymore.</text:span></text:p>
            <text:p><text:span text:style-name="T6">Pressing the button (pB) and transitioning between </text:span></text:p>
            <text:p><text:span text:style-name="T6">Areas A1 and A2 are still possible.</text:span></text:p>
          </draw:text-box>
        </draw:frame>
        <draw:frame draw:style-name="gr11" draw:text-style-name="P4" draw:layer="layout" svg:width="4.828cm" svg:height="0.963cm" svg:x="15.779cm" svg:y="6.858cm">
          <draw:text-box>
            <text:p><text:span text:style-name="T4">Worker in A2, assembly ended</text:span></text:p>
          </draw:text-box>
        </draw:frame>
        <draw:frame draw:style-name="gr3" draw:text-style-name="P4" draw:layer="layout" svg:width="0.68cm" svg:height="0.962cm" svg:x="8.646cm" svg:y="5.08cm">
          <draw:text-box>
            <text:p><text:span text:style-name="T3">t</text:span></text:p>
          </draw:text-box>
        </draw:frame>
        <draw:frame draw:style-name="gr3" draw:text-style-name="P4" draw:layer="layout" svg:width="0.68cm" svg:height="0.962cm" svg:x="10.246cm" svg:y="5.08cm">
          <draw:text-box>
            <text:p><text:span text:style-name="T3">t</text:span></text:p>
          </draw:text-box>
        </draw:frame>
        <draw:g>
          <draw:custom-shape draw:style-name="gr7" draw:text-style-name="P3" xml:id="id10" draw:id="id10" draw:layer="layout" svg:width="0.254cm" svg:height="0.254cm" draw:transform="rotate (-1.65509572966622) translate (15.38cm 2.7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curve" svg:x1="15.161cm" svg:y1="2.81cm" svg:x2="15.37cm" svg:y2="2.918cm" draw:start-shape="id10" draw:start-glue-point="7" draw:end-shape="id10" draw:end-glue-point="4" svg:d="M15161 2810c0-796 355-664 595-438s365 546-386 546" svg:viewBox="0 0 781 720">
            <text:p/>
          </draw:connector>
        </draw:g>
        <draw:frame draw:style-name="gr8" draw:text-style-name="P4" draw:layer="layout" svg:width="1.15cm" svg:height="0.962cm" svg:x="14.852cm" svg:y="1.32cm">
          <draw:text-box>
            <text:p><text:span text:style-name="T3">pB</text:span></text:p>
          </draw:text-box>
        </draw:frame>
        <draw:custom-shape draw:style-name="gr1" draw:text-style-name="P2" xml:id="id5" draw:id="id5" draw:layer="layout" svg:width="1.778cm" svg:height="1.778cm" svg:x="14cm" svg:y="2.794cm">
          <text:p text:style-name="P1"><text:span text:style-name="T1">s</text:span><text:span text:style-name="T2">A1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7" draw:text-style-name="P3" xml:id="id11" draw:id="id11" draw:layer="layout" svg:width="0.254cm" svg:height="0.254cm" draw:transform="rotate (-1.65509572966622) translate (4.58cm 2.78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curve" svg:x1="4.361cm" svg:y1="2.806cm" svg:x2="4.57cm" svg:y2="2.914cm" draw:start-shape="id11" draw:start-glue-point="7" draw:end-shape="id11" draw:end-glue-point="4" svg:d="M4361 2806c0-796 355-664 595-438s365 546-386 546" svg:viewBox="0 0 781 720">
            <text:p/>
          </draw:connector>
        </draw:g>
        <draw:frame draw:style-name="gr8" draw:text-style-name="P4" draw:layer="layout" svg:width="1.15cm" svg:height="0.962cm" svg:x="4.052cm" svg:y="1.316cm">
          <draw:text-box>
            <text:p><text:span text:style-name="T3">pB</text:span></text:p>
          </draw:text-box>
        </draw:frame>
        <draw:custom-shape draw:style-name="gr12" draw:text-style-name="P2" xml:id="id1" draw:id="id1" draw:layer="layout" svg:width="1.778cm" svg:height="1.778cm" svg:x="3.302cm" svg:y="2.794cm">
          <text:p text:style-name="P1"><text:span text:style-name="T1">s</text:span><text:span text:style-name="T2">A1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4" draw:layer="layout" svg:width="18.468cm" svg:height="3.556cm" svg:x="5.141cm" svg:y="12.076cm">
          <draw:text-box>
            <text:p><text:span text:style-name="T6">Note: Pressing the button in state SA1N and SA1E would not be useful for achieving the goal of the workflow, but nevertheless,</text:span></text:p>
            <text:p><text:span text:style-name="T6">It is in principle possible for the worker, so it is included in the state machine</text:span></text:p>
          </draw:text-box>
        </draw:frame>
        <draw:g>
          <draw:custom-shape draw:style-name="gr7" draw:text-style-name="P3" xml:id="id12" draw:id="id12" draw:layer="layout" svg:width="0.254cm" svg:height="0.254cm" svg:x="8.967cm" svg:y="3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curve" svg:x1="9.004cm" svg:y1="3.319cm" svg:x2="9.094cm" svg:y2="3.102cm" draw:start-shape="id12" draw:start-glue-point="7" draw:end-shape="id12" draw:end-glue-point="4" svg:d="M9004 3319c-807 0-673-359-449-601s539-367 539 384" svg:viewBox="0 0 712 789">
            <text:p/>
          </draw:connector>
        </draw:g>
        <draw:g>
          <draw:custom-shape draw:style-name="gr7" draw:text-style-name="P3" xml:id="id13" draw:id="id13" draw:layer="layout" svg:width="0.254cm" svg:height="0.254cm" draw:transform="rotate (1.16308741352902) translate (8.817cm 4.03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curve" svg:x1="9.031cm" svg:y1="4.086cm" svg:x2="8.867cm" svg:y2="3.918cm" draw:start-shape="id13" draw:start-glue-point="7" draw:end-shape="id13" draw:end-glue-point="4" svg:d="M9031 4086c0 765-338 638-570 405s-360-573 406-573" svg:viewBox="0 0 750 753">
            <text:p/>
          </draw:connector>
        </draw:g>
        <draw:frame draw:style-name="gr6" draw:text-style-name="P4" draw:layer="layout" svg:width="1.137cm" svg:height="0.962cm" svg:x="7.367cm" svg:y="2.531cm">
          <draw:text-box>
            <text:p><text:span text:style-name="T3">rC</text:span></text:p>
          </draw:text-box>
        </draw:frame>
        <draw:custom-shape draw:style-name="gr1" draw:text-style-name="P2" xml:id="id4" draw:id="id4" draw:layer="layout" svg:width="1.778cm" svg:height="1.778cm" svg:x="8.89cm" svg:y="2.794cm">
          <text:p text:style-name="P1"><text:span text:style-name="T1">s</text:span><text:span text:style-name="T2">A1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7T16:19:39.891684444</meta:creation-date>
    <dc:date>2021-10-09T13:33:27.739723464</dc:date>
    <meta:editing-duration>PT28M15S</meta:editing-duration>
    <meta:editing-cycles>5</meta:editing-cycles>
    <meta:generator>LibreOffice/6.4.6.2$Linux_X86_64 LibreOffice_project/40$Build-2</meta:generator>
    <meta:document-statistic meta:object-count="80"/>
  </office:meta>
</office:document-meta>
</file>